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language="en" fo:country="US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language="en" fo:country="US" style:font-size-asian="12pt" style:font-size-complex="12pt"/>
    </style:style>
    <style:style style:name="P7" style:family="paragraph" style:parent-style-name="Text_20_body">
      <style:paragraph-properties fo:text-align="justify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font-weight="bold"/>
    </style:style>
    <style:style style:name="T2" style:family="text">
      <style:text-properties style:text-position="0% 100%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en" fo:country="US" fo:font-weight="bol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urtle Graphics</text:p>
      <text:p text:style-name="P6"/>
      <text:p text:style-name="P6"/>
      <text:p text:style-name="P6">------- Comments over the assignments ------</text:p>
      <text:p text:style-name="P6"/>
      <text:p text:style-name="P6">We apologize about some features over this assignments</text:p>
      <text:p text:style-name="P6">we know that our implementation cannot cover the function forever</text:p>
      <text:p text:style-name="P6">nor than it can allow us to use the parallelization with &lt;|&gt;</text:p>
      <text:p text:style-name="P6"/>
      <text:p text:style-name="P6">Nevertheless, we already thought about how change the source code</text:p>
      <text:p text:style-name="P6">to use these features. Currently, we're using a program as a list </text:p>
      <text:p text:style-name="P6">of Action, which disallow us to know which turtle are moving.</text:p>
      <text:p text:style-name="P6">We shall change this to another kind of list, or to a list of</text:p>
      <text:p text:style-name="P6">operations and parameters, applied to a turtle. By this way,</text:p>
      <text:p text:style-name="P6">the implementation of &lt;|&gt; will be just to cross the two lists.</text:p>
      <text:p text:style-name="P6"/>
      <text:p text:style-name="P6">About the forever, the problem is that we have a stack of instructions</text:p>
      <text:p text:style-name="P6">instead of a list. By the list implementation of haskell, we're adding</text:p>
      <text:p text:style-name="P6">each operations to the stack, then reverse this stack just before </text:p>
      <text:p text:style-name="P6">executing operations. We shall change this by adding all instructions</text:p>
      <text:p text:style-name="P6">each time to the end of the list, which will allow the used of the function</text:p>
      <text:p text:style-name="P6">forever. In addition to that, the changing of the code for the &lt;|&gt; operation</text:p>
      <text:p text:style-name="P6">will also correct another problem of forever : we keep a turtle and an </text:p>
      <text:p text:style-name="P6">instruction in the Action. Such as if we use forever with forward, the</text:p>
      <text:p text:style-name="P6">turtle won't go straight away but will spawn to the original point, go to</text:p>
      <text:p text:style-name="P6">its direction, then come back to the previous point, then go, etc...</text:p>
      <text:p text:style-name="P6">By using Operation and parameters, we will loop over this operation and the</text:p>
      <text:p text:style-name="P6">parameters not over the turtles</text:p>
      <text:p text:style-name="P6"/>
      <text:p text:style-name="P6">We also know that the "stepping" function implies to change the implementation</text:p>
      <text:p text:style-name="P6">of the type Program. But our aim is now to perform a working program which</text:p>
      <text:p text:style-name="P6">will simply works, not something full of error</text:p>
      <text:p text:style-name="P6"/>
      <text:p text:style-name="P6"/>
      <text:p text:style-name="P6"/>
      <text:p text:style-name="P1">Question<text:span text:style-name="T3"> : Can you use the lifespan command to define the example?</text:span></text:p>
      <text:p text:style-name="P3"/>
      <text:p text:style-name="P3">With the lifespan command, we make the turtle move until it dies. We need to update the size before each forward and spread the new value.</text:p>
      <text:p text:style-name="P3"/>
      <text:p text:style-name="P3"/>
      <text:p text:style-name="P1">Question <text:span text:style-name="T2">: What definition of time do you use (what can a turtle achieve in a single time unit)?</text:span></text:p>
      <text:p text:style-name="P1"/>
      <text:p text:style-name="P2">We consider that a turtle can achieve one movement :</text:p>
      <text:p text:style-name="P2">- forward 1</text:p>
      <text:p text:style-name="P2">- right x, where x is a value for the angle</text:p>
      <text:p text:style-name="P2"/>
      <text:p text:style-name="P2">Because backward and left use the functions forward and right, the time used is the same.</text:p>
      <text:p text:style-name="P2"/>
      <text:p text:style-name="P2"/>
      <text:p text:style-name="P2"><text:span text:style-name="T1">Questions </text:span>: What happens after a parallel composition finishes? Is your parallel composition commutative, is it associative? (To answer this question you must first define what it means for <text:soft-page-break/>programs to be equal) What happens if a turtle runs forever only turning left in parallel with another turtle running the spiral example? Does your textual interface handle this situation correctly, if not - how would you fix it?</text:p>
      <text:p text:style-name="P2"/>
      <text:p text:style-name="P2"/>
      <text:p text:style-name="P2"><text:span text:style-name="T1">Question </text:span>: can your graphical interface handle infinite programs if they contain regular pauses?</text:p>
      <text:p text:style-name="P2"/>
      <text:p text:style-name="P2"/>
      <text:p text:style-name="P4"><text:span text:style-name="T5">Question</text:span><text:span text:style-name="T4"> : Did you use a shallow or a deep embedding, or a combination? Why? Discuss in a detailed manner how you would have implemented the Program type if you had chosen the other approach. What would have been easier/more difficult?</text:span></text:p>
      <text:p text:style-name="P7"/>
      <text:p text:style-name="P4"><text:span text:style-name="T5">Question</text:span><text:span text:style-name="T4"> : </text:span>What changes did you have to make to your program to implement the extensions? Do you think you could have avoided some of these by having chosen a different library design from the start?</text:p>
      <text:p text:style-name="P4"/>
      <text:p text:style-name="P4"><text:span text:style-name="T5">Question</text:span><text:span text:style-name="T4"> : </text:span>Compare the usability of your embedding against a custom-made implementation of a turtle language with dedicated syntax and interpreters. How easy is it to write programs in your embedded language compared to a dedicated language? What are the advantages and disadvantages of your embedding?</text:p>
      <text:p text:style-name="P4"/>
      <text:p text:style-name="P4"><text:span text:style-name="T5">Question</text:span><text:span text:style-name="T4"> : </text:span>Compare the ease of implementation of your embedding against a custom-made implementation. How easy was it to implement the language and extensions in your embedded language compared to a dedicated language? What are the advantages/disadvantages of your embedding?</text:p>
      <text:p text:style-name="P4"/>
      <text:p text:style-name="P4"><text:span text:style-name="T5">Question</text:span><text:span text:style-name="T4"> : </text:span>In what way have you used the following programming language features: higher-order functions, laziness, polymorphism?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6T19:35:17</meta:creation-date>
    <dc:date>2013-02-06T22:08:53</dc:date>
    <meta:editing-duration>PT18M59S</meta:editing-duration>
    <meta:editing-cycles>13</meta:editing-cycles>
    <meta:generator>OpenOffice.org/3.4.1$Unix OpenOffice.org_project/341m1$Build-9593</meta:generator>
    <meta:document-statistic meta:table-count="0" meta:image-count="0" meta:object-count="0" meta:page-count="2" meta:paragraph-count="40" meta:word-count="648" meta:character-count="3776"/>
  </office:meta>
</office:document-meta>
</file>